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f5e" officeooo:paragraph-rsid="0002ef5e"/>
    </style:style>
    <style:style style:name="P2" style:family="paragraph" style:parent-style-name="Standard">
      <style:text-properties officeooo:rsid="0003b1a4" officeooo:paragraph-rsid="0003b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us Bernardo – Ra: 2556618</text:p>
      <text:p text:style-name="P1"/>
      <text:p text:style-name="P2">Ao ver 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1:06:33.055221760</meta:creation-date>
    <meta:generator>LibreOffice/7.3.7.2$Linux_X86_64 LibreOffice_project/30$Build-2</meta:generator>
    <dc:date>2023-05-17T21:21:09.785466419</dc:date>
    <meta:editing-duration>PT1M40S</meta:editing-duration>
    <meta:editing-cycles>2</meta:editing-cycles>
    <meta:document-statistic meta:table-count="0" meta:image-count="0" meta:object-count="0" meta:page-count="1" meta:paragraph-count="2" meta:word-count="7" meta:character-count="38" meta:non-whitespace-character-count="31"/>
  </office:meta>
</office:document-meta>
</file>